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onsolas" svg:font-family="Consolas" style:font-family-generic="swiss" style:font-pitch="fixed"/>
    <style:font-face style:name="Lato" svg:font-family="La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 fo:line-height="150%"/>
      <style:text-properties style:font-name="Lato"/>
    </style:style>
    <style:style style:name="P2" style:family="paragraph" style:parent-style-name="Standard" style:list-style-name="L1">
      <style:paragraph-properties fo:margin-top="0in" fo:margin-bottom="0in" loext:contextual-spacing="false" fo:line-height="150%"/>
      <style:text-properties style:font-name="Lato"/>
    </style:style>
    <style:style style:name="P3" style:family="paragraph" style:parent-style-name="Standard" style:list-style-name="L2">
      <style:paragraph-properties fo:margin-top="0in" fo:margin-bottom="0in" loext:contextual-spacing="false" fo:line-height="150%"/>
      <style:text-properties style:font-name="Lato"/>
    </style:style>
    <style:style style:name="P4" style:family="paragraph" style:parent-style-name="Standard" style:list-style-name="L3">
      <style:paragraph-properties fo:margin-top="0in" fo:margin-bottom="0in" loext:contextual-spacing="false" fo:line-height="150%"/>
      <style:text-properties style:font-name="Lato"/>
    </style:style>
    <style:style style:name="P5" style:family="paragraph" style:parent-style-name="Standard" style:list-style-name="L4">
      <style:paragraph-properties fo:margin-top="0in" fo:margin-bottom="0in" loext:contextual-spacing="false" fo:line-height="150%"/>
      <style:text-properties style:font-name="Lato"/>
    </style:style>
    <style:style style:name="P6" style:family="paragraph" style:parent-style-name="Standard" style:list-style-name="L5">
      <style:paragraph-properties fo:margin-top="0in" fo:margin-bottom="0in" loext:contextual-spacing="false" fo:line-height="150%"/>
      <style:text-properties style:font-name="Lato"/>
    </style:style>
    <style:style style:name="P7" style:family="paragraph" style:parent-style-name="Standard" style:list-style-name="L6">
      <style:paragraph-properties fo:margin-top="0in" fo:margin-bottom="0in" loext:contextual-spacing="false" fo:line-height="150%"/>
      <style:text-properties style:font-name="Lato"/>
    </style:style>
    <style:style style:name="P8" style:family="paragraph" style:parent-style-name="Standard" style:list-style-name="L7">
      <style:paragraph-properties fo:margin-top="0in" fo:margin-bottom="0in" loext:contextual-spacing="false" fo:line-height="150%"/>
      <style:text-properties style:font-name="Lato"/>
    </style:style>
    <style:style style:name="P9" style:family="paragraph" style:parent-style-name="Standard" style:list-style-name="L8">
      <style:paragraph-properties fo:margin-top="0in" fo:margin-bottom="0in" loext:contextual-spacing="false" fo:line-height="150%"/>
      <style:text-properties style:font-name="Lato"/>
    </style:style>
    <style:style style:name="P10" style:family="paragraph" style:parent-style-name="Standard" style:list-style-name="L9">
      <style:paragraph-properties fo:margin-top="0in" fo:margin-bottom="0in" loext:contextual-spacing="false" fo:line-height="150%"/>
      <style:text-properties style:font-name="Lato"/>
    </style:style>
    <style:style style:name="P11" style:family="paragraph" style:parent-style-name="Standard" style:list-style-name="L10">
      <style:paragraph-properties fo:margin-top="0in" fo:margin-bottom="0in" loext:contextual-spacing="false" fo:line-height="150%"/>
      <style:text-properties style:font-name="Lato"/>
    </style:style>
    <style:style style:name="P12" style:family="paragraph" style:parent-style-name="Standard" style:list-style-name="L11">
      <style:paragraph-properties fo:margin-top="0in" fo:margin-bottom="0in" loext:contextual-spacing="false" fo:line-height="150%"/>
      <style:text-properties style:font-name="Lato"/>
    </style:style>
    <style:style style:name="P13" style:family="paragraph" style:parent-style-name="Standard" style:list-style-name="L12">
      <style:paragraph-properties fo:margin-top="0in" fo:margin-bottom="0in" loext:contextual-spacing="false" fo:line-height="150%"/>
      <style:text-properties style:font-name="Lato"/>
    </style:style>
    <style:style style:name="P14" style:family="paragraph" style:parent-style-name="Standard" style:list-style-name="L13">
      <style:paragraph-properties fo:margin-top="0in" fo:margin-bottom="0in" loext:contextual-spacing="false" fo:line-height="150%"/>
      <style:text-properties style:font-name="Lato"/>
    </style:style>
    <style:style style:name="P15" style:family="paragraph" style:parent-style-name="Standard" style:list-style-name="L14">
      <style:paragraph-properties fo:margin-top="0in" fo:margin-bottom="0in" loext:contextual-spacing="false" fo:line-height="150%"/>
      <style:text-properties style:font-name="Lato"/>
    </style:style>
    <style:style style:name="P16" style:family="paragraph" style:parent-style-name="Standard" style:list-style-name="L15">
      <style:paragraph-properties fo:margin-top="0in" fo:margin-bottom="0in" loext:contextual-spacing="false" fo:line-height="150%"/>
      <style:text-properties style:font-name="Lato"/>
    </style:style>
    <style:style style:name="P17" style:family="paragraph" style:parent-style-name="Standard" style:list-style-name="L16">
      <style:paragraph-properties fo:margin-top="0in" fo:margin-bottom="0in" loext:contextual-spacing="false" fo:line-height="150%"/>
      <style:text-properties style:font-name="Lato"/>
    </style:style>
    <style:style style:name="P18" style:family="paragraph" style:parent-style-name="Standard" style:list-style-name="L17">
      <style:paragraph-properties fo:margin-top="0in" fo:margin-bottom="0in" loext:contextual-spacing="false" fo:line-height="150%"/>
      <style:text-properties style:font-name="Lato"/>
    </style:style>
    <style:style style:name="P19" style:family="paragraph" style:parent-style-name="Standard" style:list-style-name="L18">
      <style:paragraph-properties fo:margin-top="0in" fo:margin-bottom="0in" loext:contextual-spacing="false" fo:line-height="150%"/>
      <style:text-properties style:font-name="Lato"/>
    </style:style>
    <style:style style:name="P20" style:family="paragraph" style:parent-style-name="Standard" style:list-style-name="L19">
      <style:paragraph-properties fo:margin-top="0in" fo:margin-bottom="0in" loext:contextual-spacing="false" fo:line-height="150%"/>
      <style:text-properties style:font-name="Lato"/>
    </style:style>
    <style:style style:name="P21" style:family="paragraph" style:parent-style-name="Standard" style:list-style-name="L20">
      <style:paragraph-properties fo:margin-top="0in" fo:margin-bottom="0in" loext:contextual-spacing="false" fo:line-height="150%"/>
      <style:text-properties style:font-name="Lato"/>
    </style:style>
    <style:style style:name="P22" style:family="paragraph" style:parent-style-name="Standard" style:list-style-name="L21">
      <style:paragraph-properties fo:margin-top="0in" fo:margin-bottom="0in" loext:contextual-spacing="false" fo:line-height="150%"/>
      <style:text-properties style:font-name="Lato"/>
    </style:style>
    <style:style style:name="P23" style:family="paragraph" style:parent-style-name="Standard" style:list-style-name="L22">
      <style:paragraph-properties fo:margin-top="0in" fo:margin-bottom="0in" loext:contextual-spacing="false" fo:line-height="150%"/>
      <style:text-properties style:font-name="Lato"/>
    </style:style>
    <style:style style:name="P24" style:family="paragraph" style:parent-style-name="Standard" style:list-style-name="L23">
      <style:paragraph-properties fo:margin-top="0in" fo:margin-bottom="0in" loext:contextual-spacing="false" fo:line-height="150%"/>
      <style:text-properties style:font-name="Lato"/>
    </style:style>
    <style:style style:name="P25" style:family="paragraph" style:parent-style-name="Standard" style:list-style-name="L24">
      <style:paragraph-properties fo:margin-top="0in" fo:margin-bottom="0in" loext:contextual-spacing="false" fo:line-height="150%"/>
      <style:text-properties style:font-name="Lato"/>
    </style:style>
    <style:style style:name="P26" style:family="paragraph" style:parent-style-name="Standard" style:list-style-name="L25">
      <style:paragraph-properties fo:margin-top="0in" fo:margin-bottom="0in" loext:contextual-spacing="false" fo:line-height="150%"/>
      <style:text-properties style:font-name="Lato"/>
    </style:style>
    <style:style style:name="P27" style:family="paragraph" style:parent-style-name="Standard" style:list-style-name="L26">
      <style:paragraph-properties fo:margin-top="0in" fo:margin-bottom="0in" loext:contextual-spacing="false" fo:line-height="150%"/>
      <style:text-properties style:font-name="Lato"/>
    </style:style>
    <style:style style:name="P28" style:family="paragraph" style:parent-style-name="Standard" style:list-style-name="L27">
      <style:paragraph-properties fo:margin-top="0in" fo:margin-bottom="0in" loext:contextual-spacing="false" fo:line-height="150%"/>
      <style:text-properties style:font-name="Lato"/>
    </style:style>
    <style:style style:name="P29" style:family="paragraph" style:parent-style-name="Standard" style:list-style-name="L28">
      <style:paragraph-properties fo:margin-top="0in" fo:margin-bottom="0in" loext:contextual-spacing="false" fo:line-height="150%"/>
      <style:text-properties style:font-name="Lato"/>
    </style:style>
    <style:style style:name="P30" style:family="paragraph" style:parent-style-name="Standard" style:list-style-name="L29">
      <style:paragraph-properties fo:margin-top="0in" fo:margin-bottom="0in" loext:contextual-spacing="false" fo:line-height="150%"/>
      <style:text-properties style:font-name="Lato"/>
    </style:style>
    <style:style style:name="P31" style:family="paragraph" style:parent-style-name="Standard" style:list-style-name="L30">
      <style:paragraph-properties fo:margin-top="0in" fo:margin-bottom="0in" loext:contextual-spacing="false" fo:line-height="150%"/>
      <style:text-properties style:font-name="Lato"/>
    </style:style>
    <style:style style:name="P32" style:family="paragraph" style:parent-style-name="Standard" style:list-style-name="L31">
      <style:paragraph-properties fo:margin-top="0in" fo:margin-bottom="0in" loext:contextual-spacing="false" fo:line-height="150%"/>
      <style:text-properties style:font-name="Lato"/>
    </style:style>
    <style:style style:name="P33" style:family="paragraph" style:parent-style-name="Standard" style:list-style-name="L32">
      <style:paragraph-properties fo:margin-top="0in" fo:margin-bottom="0in" loext:contextual-spacing="false" fo:line-height="150%"/>
      <style:text-properties style:font-name="Lato"/>
    </style:style>
    <style:style style:name="P34" style:family="paragraph" style:parent-style-name="Standard" style:list-style-name="L33">
      <style:paragraph-properties fo:margin-top="0in" fo:margin-bottom="0in" loext:contextual-spacing="false" fo:line-height="150%"/>
      <style:text-properties style:font-name="Lato"/>
    </style:style>
    <style:style style:name="P35" style:family="paragraph" style:parent-style-name="Standard" style:list-style-name="L34">
      <style:paragraph-properties fo:margin-top="0in" fo:margin-bottom="0in" loext:contextual-spacing="false" fo:line-height="150%"/>
      <style:text-properties style:font-name="Lato"/>
    </style:style>
    <style:style style:name="P36" style:family="paragraph" style:parent-style-name="Standard" style:list-style-name="L35">
      <style:paragraph-properties fo:margin-top="0in" fo:margin-bottom="0in" loext:contextual-spacing="false" fo:line-height="150%"/>
      <style:text-properties style:font-name="Lato"/>
    </style:style>
    <style:style style:name="P37" style:family="paragraph" style:parent-style-name="Standard" style:list-style-name="L36">
      <style:paragraph-properties fo:margin-top="0in" fo:margin-bottom="0in" loext:contextual-spacing="false" fo:line-height="150%"/>
      <style:text-properties style:font-name="Lato"/>
    </style:style>
    <style:style style:name="P38" style:family="paragraph" style:parent-style-name="Standard" style:list-style-name="L37">
      <style:paragraph-properties fo:margin-top="0in" fo:margin-bottom="0in" loext:contextual-spacing="false" fo:line-height="150%"/>
      <style:text-properties style:font-name="Lato"/>
    </style:style>
    <style:style style:name="P39" style:family="paragraph" style:parent-style-name="Standard" style:list-style-name="L38">
      <style:paragraph-properties fo:margin-top="0in" fo:margin-bottom="0in" loext:contextual-spacing="false" fo:line-height="150%"/>
      <style:text-properties style:font-name="Lato"/>
    </style:style>
    <style:style style:name="P40" style:family="paragraph" style:parent-style-name="Standard" style:list-style-name="L39">
      <style:paragraph-properties fo:margin-top="0in" fo:margin-bottom="0in" loext:contextual-spacing="false" fo:line-height="150%"/>
      <style:text-properties style:font-name="Lato"/>
    </style:style>
    <style:style style:name="P41" style:family="paragraph" style:parent-style-name="Standard" style:list-style-name="L40">
      <style:paragraph-properties fo:margin-top="0in" fo:margin-bottom="0in" loext:contextual-spacing="false" fo:line-height="150%"/>
      <style:text-properties style:font-name="Lato"/>
    </style:style>
    <style:style style:name="P42" style:family="paragraph" style:parent-style-name="Standard" style:list-style-name="L41">
      <style:paragraph-properties fo:margin-top="0in" fo:margin-bottom="0in" loext:contextual-spacing="false" fo:line-height="150%"/>
      <style:text-properties style:font-name="Lato"/>
    </style:style>
    <style:style style:name="P43" style:family="paragraph" style:parent-style-name="Standard" style:list-style-name="L42">
      <style:paragraph-properties fo:margin-top="0in" fo:margin-bottom="0in" loext:contextual-spacing="false" fo:line-height="150%"/>
      <style:text-properties style:font-name="Lato"/>
    </style:style>
    <style:style style:name="P44" style:family="paragraph" style:parent-style-name="Standard" style:list-style-name="L43">
      <style:paragraph-properties fo:margin-top="0in" fo:margin-bottom="0in" loext:contextual-spacing="false" fo:line-height="150%"/>
      <style:text-properties style:font-name="Lato"/>
    </style:style>
    <style:style style:name="P45" style:family="paragraph" style:parent-style-name="Standard" style:list-style-name="L44">
      <style:paragraph-properties fo:margin-top="0in" fo:margin-bottom="0in" loext:contextual-spacing="false" fo:line-height="150%"/>
      <style:text-properties style:font-name="Lato"/>
    </style:style>
    <style:style style:name="P46" style:family="paragraph" style:parent-style-name="Standard" style:list-style-name="L45">
      <style:paragraph-properties fo:margin-top="0in" fo:margin-bottom="0in" loext:contextual-spacing="false" fo:line-height="150%"/>
      <style:text-properties style:font-name="Lato"/>
    </style:style>
    <style:style style:name="P47" style:family="paragraph" style:parent-style-name="Standard" style:list-style-name="L46">
      <style:paragraph-properties fo:margin-top="0in" fo:margin-bottom="0in" loext:contextual-spacing="false" fo:line-height="150%"/>
      <style:text-properties style:font-name="Lato"/>
    </style:style>
    <style:style style:name="P48" style:family="paragraph" style:parent-style-name="Standard" style:list-style-name="L47">
      <style:paragraph-properties fo:margin-top="0in" fo:margin-bottom="0in" loext:contextual-spacing="false" fo:line-height="150%"/>
      <style:text-properties style:font-name="Lato"/>
    </style:style>
    <style:style style:name="P49" style:family="paragraph" style:parent-style-name="Standard" style:list-style-name="L48">
      <style:paragraph-properties fo:margin-top="0in" fo:margin-bottom="0in" loext:contextual-spacing="false" fo:line-height="150%"/>
      <style:text-properties style:font-name="Lato"/>
    </style:style>
    <style:style style:name="P50" style:family="paragraph" style:parent-style-name="Standard" style:list-style-name="L49">
      <style:paragraph-properties fo:margin-top="0in" fo:margin-bottom="0in" loext:contextual-spacing="false" fo:line-height="150%"/>
      <style:text-properties style:font-name="Lato"/>
    </style:style>
    <style:style style:name="P51" style:family="paragraph" style:parent-style-name="Standard" style:list-style-name="L50">
      <style:paragraph-properties fo:margin-top="0in" fo:margin-bottom="0in" loext:contextual-spacing="false" fo:line-height="150%"/>
      <style:text-properties style:font-name="Lato"/>
    </style:style>
    <style:style style:name="P52" style:family="paragraph" style:parent-style-name="Standard" style:list-style-name="L51">
      <style:paragraph-properties fo:margin-top="0in" fo:margin-bottom="0in" loext:contextual-spacing="false" fo:line-height="150%"/>
      <style:text-properties style:font-name="Lato"/>
    </style:style>
    <style:style style:name="P53" style:family="paragraph" style:parent-style-name="Standard" style:list-style-name="L52">
      <style:paragraph-properties fo:margin-top="0in" fo:margin-bottom="0in" loext:contextual-spacing="false" fo:line-height="150%"/>
      <style:text-properties style:font-name="Lato"/>
    </style:style>
    <style:style style:name="P54" style:family="paragraph" style:parent-style-name="Standard" style:list-style-name="L53">
      <style:paragraph-properties fo:margin-top="0in" fo:margin-bottom="0in" loext:contextual-spacing="false" fo:line-height="150%"/>
      <style:text-properties style:font-name="Lato"/>
    </style:style>
    <style:style style:name="P55" style:family="paragraph" style:parent-style-name="Standard" style:list-style-name="L54">
      <style:paragraph-properties fo:margin-top="0in" fo:margin-bottom="0in" loext:contextual-spacing="false" fo:line-height="150%"/>
      <style:text-properties style:font-name="Lato"/>
    </style:style>
    <style:style style:name="P56" style:family="paragraph" style:parent-style-name="Standard" style:list-style-name="L55">
      <style:paragraph-properties fo:margin-top="0in" fo:margin-bottom="0in" loext:contextual-spacing="false" fo:line-height="150%"/>
      <style:text-properties style:font-name="Lato"/>
    </style:style>
    <style:style style:name="P57" style:family="paragraph" style:parent-style-name="Standard" style:list-style-name="L56">
      <style:paragraph-properties fo:margin-top="0in" fo:margin-bottom="0in" loext:contextual-spacing="false" fo:line-height="150%"/>
      <style:text-properties style:font-name="Lato"/>
    </style:style>
    <style:style style:name="P58" style:family="paragraph" style:parent-style-name="Standard" style:list-style-name="L57">
      <style:paragraph-properties fo:margin-top="0in" fo:margin-bottom="0in" loext:contextual-spacing="false" fo:line-height="150%"/>
      <style:text-properties style:font-name="Lato"/>
    </style:style>
    <style:style style:name="P59" style:family="paragraph" style:parent-style-name="Standard" style:list-style-name="L58">
      <style:paragraph-properties fo:margin-top="0in" fo:margin-bottom="0in" loext:contextual-spacing="false" fo:line-height="150%"/>
      <style:text-properties style:font-name="Lato"/>
    </style:style>
    <style:style style:name="P60" style:family="paragraph" style:parent-style-name="Standard" style:list-style-name="L59">
      <style:paragraph-properties fo:margin-top="0in" fo:margin-bottom="0in" loext:contextual-spacing="false" fo:line-height="150%"/>
      <style:text-properties style:font-name="Lato"/>
    </style:style>
    <style:style style:name="P61" style:family="paragraph" style:parent-style-name="Standard" style:list-style-name="L60">
      <style:paragraph-properties fo:margin-top="0in" fo:margin-bottom="0in" loext:contextual-spacing="false" fo:line-height="150%"/>
      <style:text-properties style:font-name="Lato"/>
    </style:style>
    <style:style style:name="P62" style:family="paragraph" style:parent-style-name="Standard" style:list-style-name="L61">
      <style:paragraph-properties fo:margin-top="0in" fo:margin-bottom="0in" loext:contextual-spacing="false" fo:line-height="150%"/>
      <style:text-properties style:font-name="Lato"/>
    </style:style>
    <style:style style:name="P63" style:family="paragraph" style:parent-style-name="Standard" style:list-style-name="L62">
      <style:paragraph-properties fo:margin-top="0in" fo:margin-bottom="0in" loext:contextual-spacing="false" fo:line-height="150%"/>
      <style:text-properties style:font-name="Lato"/>
    </style:style>
    <style:style style:name="P64" style:family="paragraph" style:parent-style-name="Standard" style:list-style-name="L63">
      <style:paragraph-properties fo:margin-top="0in" fo:margin-bottom="0in" loext:contextual-spacing="false" fo:line-height="150%"/>
      <style:text-properties style:font-name="Lato"/>
    </style:style>
    <style:style style:name="P65" style:family="paragraph" style:parent-style-name="Standard" style:list-style-name="L64">
      <style:paragraph-properties fo:margin-top="0in" fo:margin-bottom="0in" loext:contextual-spacing="false" fo:line-height="150%" fo:text-align="start" style:justify-single-word="false"/>
      <style:text-properties style:font-name="Lato"/>
    </style:style>
    <style:style style:name="P66" style:family="paragraph" style:parent-style-name="Standard" style:list-style-name="L65">
      <style:paragraph-properties fo:margin-top="0in" fo:margin-bottom="0in" loext:contextual-spacing="false" fo:line-height="150%"/>
      <style:text-properties style:font-name="Lato"/>
    </style:style>
    <style:style style:name="P67" style:family="paragraph" style:parent-style-name="Standard" style:list-style-name="L66">
      <style:paragraph-properties fo:margin-top="0in" fo:margin-bottom="0in" loext:contextual-spacing="false" fo:line-height="150%"/>
      <style:text-properties style:font-name="Lato"/>
    </style:style>
    <style:style style:name="P68" style:family="paragraph" style:parent-style-name="Standard" style:list-style-name="L67">
      <style:paragraph-properties fo:margin-top="0in" fo:margin-bottom="0in" loext:contextual-spacing="false" fo:line-height="150%"/>
      <style:text-properties style:font-name="Lato"/>
    </style:style>
    <style:style style:name="P69" style:family="paragraph" style:parent-style-name="Standard" style:list-style-name="L68">
      <style:paragraph-properties fo:margin-top="0in" fo:margin-bottom="0in" loext:contextual-spacing="false" fo:line-height="150%"/>
      <style:text-properties style:font-name="Lato"/>
    </style:style>
    <style:style style:name="P70" style:family="paragraph" style:parent-style-name="Standard" style:list-style-name="L69">
      <style:paragraph-properties fo:margin-top="0in" fo:margin-bottom="0in" loext:contextual-spacing="false" fo:line-height="150%"/>
      <style:text-properties style:font-name="Lato"/>
    </style:style>
    <style:style style:name="P71" style:family="paragraph" style:parent-style-name="Standard" style:list-style-name="L70">
      <style:paragraph-properties fo:margin-top="0in" fo:margin-bottom="0in" loext:contextual-spacing="false" fo:line-height="150%"/>
      <style:text-properties style:font-name="Lato"/>
    </style:style>
    <style:style style:name="P72" style:family="paragraph" style:parent-style-name="Standard" style:list-style-name="L71">
      <style:paragraph-properties fo:margin-top="0in" fo:margin-bottom="0in" loext:contextual-spacing="false" fo:line-height="150%"/>
      <style:text-properties style:font-name="Lato"/>
    </style:style>
    <style:style style:name="P73" style:family="paragraph" style:parent-style-name="Standard" style:list-style-name="L72">
      <style:paragraph-properties fo:margin-top="0in" fo:margin-bottom="0in" loext:contextual-spacing="false" fo:line-height="150%"/>
      <style:text-properties style:font-name="Lato"/>
    </style:style>
    <style:style style:name="P74" style:family="paragraph" style:parent-style-name="Standard" style:list-style-name="L73">
      <style:paragraph-properties fo:margin-top="0in" fo:margin-bottom="0in" loext:contextual-spacing="false" fo:line-height="150%"/>
      <style:text-properties style:font-name="Lato"/>
    </style:style>
    <style:style style:name="P75" style:family="paragraph" style:parent-style-name="Standard" style:list-style-name="L74">
      <style:paragraph-properties fo:margin-top="0in" fo:margin-bottom="0in" loext:contextual-spacing="false" fo:line-height="150%"/>
      <style:text-properties style:font-name="Lato"/>
    </style:style>
    <style:style style:name="P76" style:family="paragraph" style:parent-style-name="Standard" style:list-style-name="L75">
      <style:paragraph-properties fo:margin-top="0in" fo:margin-bottom="0in" loext:contextual-spacing="false" fo:line-height="150%"/>
      <style:text-properties style:font-name="Lato"/>
    </style:style>
    <style:style style:name="P77" style:family="paragraph" style:parent-style-name="Standard" style:list-style-name="L76">
      <style:paragraph-properties fo:margin-top="0in" fo:margin-bottom="0in" loext:contextual-spacing="false" fo:line-height="150%"/>
      <style:text-properties style:font-name="Lato"/>
    </style:style>
    <style:style style:name="P78" style:family="paragraph" style:parent-style-name="Standard" style:list-style-name="L77">
      <style:paragraph-properties fo:margin-top="0in" fo:margin-bottom="0in" loext:contextual-spacing="false" fo:line-height="150%"/>
      <style:text-properties style:font-name="Lato"/>
    </style:style>
    <style:style style:name="P79" style:family="paragraph" style:parent-style-name="Standard" style:list-style-name="L78">
      <style:paragraph-properties fo:margin-top="0in" fo:margin-bottom="0in" loext:contextual-spacing="false" fo:line-height="150%"/>
      <style:text-properties style:font-name="Lato"/>
    </style:style>
    <style:style style:name="P80" style:family="paragraph" style:parent-style-name="Standard" style:list-style-name="L79">
      <style:paragraph-properties fo:margin-top="0in" fo:margin-bottom="0in" loext:contextual-spacing="false" fo:line-height="150%"/>
      <style:text-properties style:font-name="Lato"/>
    </style:style>
    <style:style style:name="P81" style:family="paragraph" style:parent-style-name="Standard" style:list-style-name="L80">
      <style:paragraph-properties fo:margin-top="0in" fo:margin-bottom="0in" loext:contextual-spacing="false" fo:line-height="150%"/>
      <style:text-properties style:font-name="Lato"/>
    </style:style>
    <style:style style:name="P82" style:family="paragraph" style:parent-style-name="Standard">
      <style:paragraph-properties fo:margin-top="0in" fo:margin-bottom="0in" loext:contextual-spacing="false" fo:line-height="150%"/>
      <style:text-properties style:font-name="Consolas"/>
    </style:style>
    <style:style style:name="T1" style:family="text">
      <style:text-properties fo:background-color="#ffff00" loext:char-shading-value="0"/>
    </style:style>
    <style:style style:name="T2" style:family="text">
      <style:text-properties fo:background-color="#ffff00" loext:char-shading-value="0"/>
    </style:style>
    <style:style style:name="T3" style:family="text">
      <style:text-properties fo:color="#c9211e" officeooo:rsid="0027c24b"/>
    </style:style>
    <style:style style:name="T4" style:family="text">
      <style:text-properties officeooo:rsid="0027c24b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3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6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uestion 1</text:p>
      <text:p text:style-name="P1">The two login types are:</text:p>
      <text:list xml:id="list1373791171" text:style-name="L80">
        <text:list-item>
          <text:p text:style-name="P81">URI and CLI</text:p>
        </text:list-item>
        <text:list-item>
          <text:p text:style-name="P81">CLI and GUI</text:p>
        </text:list-item>
        <text:list-item>
          <text:p text:style-name="P81">URI and CLU</text:p>
        </text:list-item>
        <text:list-item>
          <text:p text:style-name="P81">GUX and CLI</text:p>
        </text:list-item>
      </text:list>
      <text:p text:style-name="P1"/>
      <text:p text:style-name="P1">Question 2</text:p>
      <text:p text:style-name="P1">The location of users' default shells is stored in the ______ file.</text:p>
      <text:list xml:id="list1926328078" text:style-name="L79">
        <text:list-item>
          <text:p text:style-name="P80">/etc/gshadow</text:p>
        </text:list-item>
        <text:list-item>
          <text:p text:style-name="P80">/etc/group</text:p>
        </text:list-item>
        <text:list-item>
          <text:p text:style-name="P80">/etc/passwd</text:p>
        </text:list-item>
        <text:list-item>
          <text:p text:style-name="P80">/etc/shadow</text:p>
        </text:list-item>
      </text:list>
      <text:p text:style-name="P1"/>
      <text:p text:style-name="P1">Question 3</text:p>
      <text:p text:style-name="P1">Commands are interpreted by the shell and transformed into actions by the kernel.</text:p>
      <text:p text:style-name="P1">True or False?</text:p>
      <text:list xml:id="list178414391" text:style-name="L78">
        <text:list-item>
          <text:p text:style-name="P79">True</text:p>
        </text:list-item>
        <text:list-item>
          <text:p text:style-name="P79">False</text:p>
        </text:list-item>
      </text:list>
      <text:p text:style-name="P1"/>
      <text:p text:style-name="P1">Question 4</text:p>
      <text:p text:style-name="P1">Which of the following are valid command lines?</text:p>
      <text:p text:style-name="P1">(choose two)</text:p>
      <text:list xml:id="list1989626750" text:style-name="L77">
        <text:list-item>
          <text:p text:style-name="P78">ls -/etc</text:p>
        </text:list-item>
        <text:list-item>
          <text:p text:style-name="P78">ls /etc -l</text:p>
        </text:list-item>
        <text:list-item>
          <text:p text:style-name="P78">-l ls /etc</text:p>
        </text:list-item>
        <text:list-item>
          <text:p text:style-name="P78">ls -l /etc</text:p>
        </text:list-item>
      </text:list>
      <text:p text:style-name="P1"/>
      <text:p text:style-name="P1">Question 5</text:p>
      <text:p text:style-name="P1">Shell command man pages are typically located in section ___.</text:p>
      <text:list xml:id="list3688085683" text:style-name="L76">
        <text:list-item>
          <text:p text:style-name="P77">2</text:p>
        </text:list-item>
        <text:list-item>
          <text:p text:style-name="P77">3</text:p>
        </text:list-item>
        <text:list-item>
          <text:p text:style-name="P77">1</text:p>
        </text:list-item>
        <text:list-item>
          <text:p text:style-name="P77">4</text:p>
        </text:list-item>
      </text:list>
      <text:p text:style-name="P1"><text:soft-page-break/>Question 6</text:p>
      <text:p text:style-name="P1">A pair of single quotes ' will prevent the shell from interpreting any special character.</text:p>
      <text:p text:style-name="P1">True or False?</text:p>
      <text:list xml:id="list931199805" text:style-name="L75">
        <text:list-item>
          <text:p text:style-name="P76">True</text:p>
        </text:list-item>
        <text:list-item>
          <text:p text:style-name="P76">False</text:p>
          <text:p text:style-name="P76"/>
        </text:list-item>
      </text:list>
      <text:p text:style-name="P1">Question 7</text:p>
      <text:p text:style-name="P1">Environment variables can be viewed by running:</text:p>
      <text:p text:style-name="P1">(choose two)</text:p>
      <text:list xml:id="list415494987" text:style-name="L74">
        <text:list-item>
          <text:p text:style-name="P75">export -p</text:p>
        </text:list-item>
        <text:list-item>
          <text:p text:style-name="P75">vars</text:p>
        </text:list-item>
        <text:list-item>
          <text:p text:style-name="P75">export -e</text:p>
        </text:list-item>
        <text:list-item>
          <text:p text:style-name="P75">env</text:p>
        </text:list-item>
      </text:list>
      <text:p text:style-name="P1"/>
      <text:p text:style-name="P1">Question 8</text:p>
      <text:p text:style-name="P1">Environment variables cannot be created by which command?</text:p>
      <text:list xml:id="list3684823906" text:style-name="L73">
        <text:list-item>
          <text:p text:style-name="P74">declare</text:p>
        </text:list-item>
        <text:list-item>
          <text:p text:style-name="P74">set</text:p>
        </text:list-item>
        <text:list-item>
          <text:p text:style-name="P74">export</text:p>
        </text:list-item>
        <text:list-item>
          <text:p text:style-name="P74">typeset</text:p>
        </text:list-item>
      </text:list>
      <text:p text:style-name="P1"/>
      <text:p text:style-name="P1">Question 9</text:p>
      <text:p text:style-name="P1">The /bin directory contains:</text:p>
      <text:list xml:id="list3609028022" text:style-name="L72">
        <text:list-item>
          <text:p text:style-name="P73">Essential administrative commands</text:p>
        </text:list-item>
        <text:list-item>
          <text:p text:style-name="P73">Commands that have been compiled from local sources</text:p>
        </text:list-item>
        <text:list-item>
          <text:p text:style-name="P73">Nothing; it is not a valid directory</text:p>
        </text:list-item>
        <text:list-item>
          <text:p text:style-name="P73">The most fundamental commands that are essential for the operating system to function</text:p>
        </text:list-item>
      </text:list>
      <text:p text:style-name="P1"/>
      <text:p text:style-name="P1">Question 10</text:p>
      <text:p text:style-name="P1">When specifying a path, the __ character symbolizes the current directory.</text:p>
      <text:list xml:id="list981306211" text:style-name="L71">
        <text:list-item>
          <text:p text:style-name="P72">~</text:p>
        </text:list-item>
        <text:list-item>
          <text:p text:style-name="P72">.</text:p>
        </text:list-item>
        <text:list-item>
          <text:p text:style-name="P72">..</text:p>
        </text:list-item>
        <text:list-item>
          <text:p text:style-name="P72"><text:soft-page-break/>/</text:p>
        </text:list-item>
      </text:list>
      <text:p text:style-name="P1">Question 11</text:p>
      <text:p text:style-name="P1">You can combine glob characters in a single pattern, for example: a??*[0-9].</text:p>
      <text:p text:style-name="P1">True or False?</text:p>
      <text:list xml:id="list1572183535" text:style-name="L70">
        <text:list-item>
          <text:p text:style-name="P71">True</text:p>
        </text:list-item>
        <text:list-item>
          <text:p text:style-name="P71">False</text:p>
        </text:list-item>
      </text:list>
      <text:p text:style-name="P1"/>
      <text:p text:style-name="P1">Question 12</text:p>
      <text:p text:style-name="P1">Which glob character matches zero or more characters?</text:p>
      <text:list xml:id="list2357198182" text:style-name="L69">
        <text:list-item>
          <text:p text:style-name="P70">*</text:p>
        </text:list-item>
        <text:list-item>
          <text:p text:style-name="P70">?</text:p>
        </text:list-item>
        <text:list-item>
          <text:p text:style-name="P70">[</text:p>
        </text:list-item>
        <text:list-item>
          <text:p text:style-name="P70">.</text:p>
        </text:list-item>
      </text:list>
      <text:p text:style-name="P1"/>
      <text:p text:style-name="P1">Question 13</text:p>
      <text:p text:style-name="P1">Using the touch command and specifying a nonexistent file...</text:p>
      <text:list xml:id="list1955561418" text:style-name="L68">
        <text:list-item>
          <text:p text:style-name="P69">does nothing.</text:p>
        </text:list-item>
        <text:list-item>
          <text:p text:style-name="P69">prompts the user to create a file.</text:p>
        </text:list-item>
        <text:list-item>
          <text:p text:style-name="P69">generates an error.</text:p>
        </text:list-item>
        <text:list-item>
          <text:p text:style-name="P69">creates a blank file with that name.</text:p>
        </text:list-item>
      </text:list>
      <text:p text:style-name="P1"/>
      <text:p text:style-name="P1">Question 14</text:p>
      <text:p text:style-name="P1">The mkdir command cannot be used to:</text:p>
      <text:list xml:id="list2786433957" text:style-name="L67">
        <text:list-item>
          <text:p text:style-name="P68">Delete a directory</text:p>
        </text:list-item>
        <text:list-item>
          <text:p text:style-name="P68">Create new directories</text:p>
        </text:list-item>
        <text:list-item>
          <text:p text:style-name="P68">Create sub-directories in different parent directories</text:p>
        </text:list-item>
        <text:list-item>
          <text:p text:style-name="P68">Create multiple directories at once</text:p>
        </text:list-item>
      </text:list>
      <text:p text:style-name="P1"/>
      <text:p text:style-name="P1">Question 15</text:p>
      <text:p text:style-name="P1">The _____ command will search for files using a database of all files, which is generated on demand or scheduled.</text:p>
      <text:list xml:id="list3464388255" text:style-name="L66">
        <text:list-item>
          <text:p text:style-name="P67">find</text:p>
        </text:list-item>
        <text:list-item>
          <text:p text:style-name="P67">updatedb</text:p>
        </text:list-item>
        <text:list-item>
          <text:p text:style-name="P67">locate</text:p>
        </text:list-item>
        <text:list-item>
          <text:p text:style-name="P67"><text:soft-page-break/>search</text:p>
        </text:list-item>
      </text:list>
      <text:p text:style-name="P1">Question 16</text:p>
      <text:p text:style-name="P1">Which directory is used to store temporary files?</text:p>
      <text:list xml:id="list3514518697" text:style-name="L65">
        <text:list-item>
          <text:p text:style-name="P66">/etc</text:p>
        </text:list-item>
        <text:list-item>
          <text:p text:style-name="P66">/tmp</text:p>
        </text:list-item>
        <text:list-item>
          <text:p text:style-name="P66">/</text:p>
        </text:list-item>
        <text:list-item>
          <text:p text:style-name="P66">/sysfs</text:p>
        </text:list-item>
      </text:list>
      <text:p text:style-name="P1"/>
      <text:p text:style-name="P1">Question 17</text:p>
      <text:p text:style-name="P1">Which command will remove consecutive duplicate lines from a file?</text:p>
      <text:list xml:id="list4064676551" text:style-name="L64">
        <text:list-item>
          <text:p text:style-name="P65">uniq</text:p>
        </text:list-item>
        <text:list-item>
          <text:p text:style-name="P65">tr</text:p>
        </text:list-item>
        <text:list-item>
          <text:p text:style-name="P65">dedup</text:p>
        </text:list-item>
        <text:list-item>
          <text:p text:style-name="P65">sed</text:p>
        </text:list-item>
      </text:list>
      <text:p text:style-name="P1"/>
      <text:p text:style-name="P1">Question 18</text:p>
      <text:p text:style-name="P1">Which option of the head command will display only the first six lines of a file?</text:p>
      <text:p text:style-name="P1">(choose two)</text:p>
      <text:list xml:id="list65053949" text:style-name="L63">
        <text:list-item>
          <text:p text:style-name="P64">-n -6</text:p>
        </text:list-item>
        <text:list-item>
          <text:p text:style-name="P64">-n 6</text:p>
        </text:list-item>
        <text:list-item>
          <text:p text:style-name="P64">-6</text:p>
        </text:list-item>
        <text:list-item>
          <text:p text:style-name="P64">-n</text:p>
        </text:list-item>
      </text:list>
      <text:p text:style-name="P1"/>
      <text:p text:style-name="P1">Question 19</text:p>
      <text:p text:style-name="P1">If you are in vi command mode and want to begin inserting text at the end of the line, you can type:</text:p>
      <text:list xml:id="list2035535955" text:style-name="L62">
        <text:list-item>
          <text:p text:style-name="P63">O</text:p>
        </text:list-item>
        <text:list-item>
          <text:p text:style-name="P63">o</text:p>
        </text:list-item>
        <text:list-item>
          <text:p text:style-name="P63">I</text:p>
        </text:list-item>
        <text:list-item>
          <text:p text:style-name="P63">A</text:p>
        </text:list-item>
      </text:list>
      <text:p text:style-name="P1"/>
      <text:p text:style-name="P1"/>
      <text:p text:style-name="P1"/>
      <text:p text:style-name="P1"/>
      <text:p text:style-name="P1"><text:soft-page-break/></text:p>
      <text:p text:style-name="P1">Question 20</text:p>
      <text:p text:style-name="P1">To search forward from your cursor in your vi document in command mode, you can type __ followed by the pattern to search for.</text:p>
      <text:list xml:id="list2496692327" text:style-name="L61">
        <text:list-item>
          <text:p text:style-name="P62">/</text:p>
        </text:list-item>
        <text:list-item>
          <text:p text:style-name="P62">?</text:p>
        </text:list-item>
        <text:list-item>
          <text:p text:style-name="P62">\</text:p>
        </text:list-item>
        <text:list-item>
          <text:p text:style-name="P62">|</text:p>
        </text:list-item>
      </text:list>
      <text:p text:style-name="P1"/>
      <text:p text:style-name="P1">Question 21</text:p>
      <text:p text:style-name="P1">Which of the following commands will take the standard output of the echo command and put it into the /tmp/output.txt file:</text:p>
      <text:list xml:id="list4184573665" text:style-name="L60">
        <text:list-item>
          <text:p text:style-name="P61">echo &gt; /tmp/output.txt</text:p>
        </text:list-item>
        <text:list-item>
          <text:p text:style-name="P61">echo 2 | /tmp/output</text:p>
        </text:list-item>
        <text:list-item>
          <text:p text:style-name="P61">echo | /tmp/output.txt</text:p>
        </text:list-item>
        <text:list-item>
          <text:p text:style-name="P61">echo 2&gt; /tmp/output.txt</text:p>
        </text:list-item>
      </text:list>
      <text:p text:style-name="P1"/>
      <text:p text:style-name="P1">Question 22</text:p>
      <text:p text:style-name="P1">A signal is:</text:p>
      <text:list xml:id="list282714274" text:style-name="L59">
        <text:list-item>
          <text:p text:style-name="P60">A command argument</text:p>
        </text:list-item>
        <text:list-item>
          <text:p text:style-name="P60">A technique to send data to a process</text:p>
        </text:list-item>
        <text:list-item>
          <text:p text:style-name="P60">A command option</text:p>
        </text:list-item>
        <text:list-item>
          <text:p text:style-name="P60">A technique to tell a process to take some sort of action</text:p>
        </text:list-item>
      </text:list>
      <text:p text:style-name="P1"/>
      <text:p text:style-name="P1">Question 23</text:p>
      <text:p text:style-name="P1">In order to run a command called cmd1 in the background, you would type:</text:p>
      <text:list xml:id="list1069214811" text:style-name="L58">
        <text:list-item>
          <text:p text:style-name="P59">cmd1@</text:p>
        </text:list-item>
        <text:list-item>
          <text:p text:style-name="P59">cmd1&amp;</text:p>
        </text:list-item>
        <text:list-item>
          <text:p text:style-name="P59">bg cmd1</text:p>
        </text:list-item>
        <text:list-item>
          <text:p text:style-name="P59">start -b cmd1</text:p>
        </text:list-item>
      </text:list>
      <text:p text:style-name="P1"/>
      <text:p text:style-name="P1"/>
      <text:p text:style-name="P1"/>
      <text:p text:style-name="P1"/>
      <text:p text:style-name="P1"><text:soft-page-break/></text:p>
      <text:p text:style-name="P1">Question 24</text:p>
      <text:p text:style-name="P1">Placing a ___ character at the end of the command line will put the command in the background.</text:p>
      <text:list xml:id="list1317443013" text:style-name="L57">
        <text:list-item>
          <text:p text:style-name="P58">?</text:p>
        </text:list-item>
        <text:list-item>
          <text:p text:style-name="P58">B</text:p>
        </text:list-item>
        <text:list-item>
          <text:p text:style-name="P58">!</text:p>
        </text:list-item>
        <text:list-item>
          <text:p text:style-name="P58">&amp;</text:p>
        </text:list-item>
      </text:list>
      <text:p text:style-name="P1"/>
      <text:p text:style-name="P1">Question 25</text:p>
      <text:p text:style-name="P1">To change the niceness value of an existing process, you can use the _____ command.</text:p>
      <text:list xml:id="list789063661" text:style-name="L56">
        <text:list-item>
          <text:p text:style-name="P57">set</text:p>
        </text:list-item>
        <text:list-item>
          <text:p text:style-name="P57">nice</text:p>
        </text:list-item>
        <text:list-item>
          <text:p text:style-name="P57">renice</text:p>
        </text:list-item>
        <text:list-item>
          <text:p text:style-name="P57">reset</text:p>
        </text:list-item>
      </text:list>
      <text:p text:style-name="P1"/>
      <text:p text:style-name="P1">Question 26</text:p>
      <text:p text:style-name="P1">To execute a command called cmd1 as a foreground process, you would type:</text:p>
      <text:list xml:id="list2833193542" text:style-name="L55">
        <text:list-item>
          <text:p text:style-name="P56">cmd1 &amp;</text:p>
        </text:list-item>
        <text:list-item>
          <text:p text:style-name="P56">cmd1</text:p>
        </text:list-item>
        <text:list-item>
          <text:p text:style-name="P56">fg cmd1</text:p>
        </text:list-item>
        <text:list-item>
          <text:p text:style-name="P56">foreground cmd1</text:p>
        </text:list-item>
      </text:list>
      <text:p text:style-name="P1"/>
      <text:p text:style-name="P1">Question 27</text:p>
      <text:p text:style-name="P1">To execute a command with the default priority, which value do you pass to the nice command?</text:p>
      <text:list xml:id="list423315352" text:style-name="L54">
        <text:list-item>
          <text:p text:style-name="P55">20</text:p>
        </text:list-item>
        <text:list-item>
          <text:p text:style-name="P55">19</text:p>
        </text:list-item>
        <text:list-item>
          <text:p text:style-name="P55">0</text:p>
        </text:list-item>
        <text:list-item>
          <text:p text:style-name="P55">-20</text:p>
        </text:list-item>
      </text:list>
      <text:p text:style-name="P1"/>
      <text:p text:style-name="P1"/>
      <text:p text:style-name="P1"/>
      <text:p text:style-name="P1"/>
      <text:p text:style-name="P1"><text:soft-page-break/></text:p>
      <text:p text:style-name="P1">Question 28</text:p>
      <text:p text:style-name="P1">To see how long the system has been running, you can use the _____ command.</text:p>
      <text:list xml:id="list3014162570" text:style-name="L53">
        <text:list-item>
          <text:p text:style-name="P54">nice</text:p>
        </text:list-item>
        <text:list-item>
          <text:p text:style-name="P54">ps</text:p>
        </text:list-item>
        <text:list-item>
          <text:p text:style-name="P54">uptime</text:p>
        </text:list-item>
        <text:list-item>
          <text:p text:style-name="P54">free</text:p>
        </text:list-item>
      </text:list>
      <text:p text:style-name="P1"/>
      <text:p text:style-name="P1">Question 29</text:p>
      <text:p text:style-name="P1">To see the list of background processes that you have started in your shell, you can run:</text:p>
      <text:list xml:id="list374594643" text:style-name="L52">
        <text:list-item>
          <text:p text:style-name="P53">jobs</text:p>
        </text:list-item>
        <text:list-item>
          <text:p text:style-name="P53">process</text:p>
        </text:list-item>
        <text:list-item>
          <text:p text:style-name="P53">list</text:p>
        </text:list-item>
        <text:list-item>
          <text:p text:style-name="P53">work</text:p>
        </text:list-item>
      </text:list>
      <text:p text:style-name="P1"/>
      <text:p text:style-name="P1">Question 30</text:p>
      <text:p text:style-name="P1">Which command will find all processes owned by user fred?</text:p>
      <text:list xml:id="list1997634942" text:style-name="L51">
        <text:list-item>
          <text:p text:style-name="P52">pgrep -i | fred</text:p>
        </text:list-item>
        <text:list-item>
          <text:p text:style-name="P52">ps -a | user fred</text:p>
        </text:list-item>
        <text:list-item>
          <text:p text:style-name="P52">pgrep -u fred -l</text:p>
        </text:list-item>
        <text:list-item>
          <text:p text:style-name="P52">ps fred | grep -1 process</text:p>
        </text:list-item>
      </text:list>
      <text:p text:style-name="P1"/>
      <text:p text:style-name="P1">Question 31</text:p>
      <text:p text:style-name="P1">The screen command can detach and re-attach terminal sessions.</text:p>
      <text:p text:style-name="P1">True or False?</text:p>
      <text:list xml:id="list1679168612" text:style-name="L50">
        <text:list-item>
          <text:p text:style-name="P51">True</text:p>
        </text:list-item>
        <text:list-item>
          <text:p text:style-name="P51">False</text:p>
        </text:list-item>
      </text:list>
      <text:p text:style-name="P1"/>
      <text:p text:style-name="P1">Question 32</text:p>
      <text:p text:style-name="P1">gzip and bzip are aliases for the same utility.</text:p>
      <text:p text:style-name="P1">True or False?</text:p>
      <text:list xml:id="list1797692756" text:style-name="L49">
        <text:list-item>
          <text:p text:style-name="P50">True</text:p>
        </text:list-item>
        <text:list-item>
          <text:p text:style-name="P50">False</text:p>
        </text:list-item>
      </text:list>
      <text:p text:style-name="P1"/>
      <text:p text:style-name="P1"><text:soft-page-break/>Question 33</text:p>
      <text:p text:style-name="P1">The tar command supports:</text:p>
      <text:list xml:id="list3257826515" text:style-name="L48">
        <text:list-item>
          <text:p text:style-name="P49">only uncompressed archives</text:p>
        </text:list-item>
        <text:list-item>
          <text:p text:style-name="P49">gzip compression only</text:p>
        </text:list-item>
        <text:list-item>
          <text:p text:style-name="P49">Both gzip and bzip2 compression</text:p>
        </text:list-item>
        <text:list-item>
          <text:p text:style-name="P49">bzip compression only</text:p>
        </text:list-item>
      </text:list>
      <text:p text:style-name="P1"/>
      <text:p text:style-name="P1">Question 34</text:p>
      <text:p text:style-name="P1">The tar command supports which of the following styles of option(s)?</text:p>
      <text:p text:style-name="P1">(choose three)</text:p>
      <text:list xml:id="list2377833194" text:style-name="L47">
        <text:list-item>
          <text:p text:style-name="P48">Unix</text:p>
        </text:list-item>
        <text:list-item>
          <text:p text:style-name="P48">DOS</text:p>
        </text:list-item>
        <text:list-item>
          <text:p text:style-name="P48">GNU</text:p>
        </text:list-item>
        <text:list-item>
          <text:p text:style-name="P48">BSD</text:p>
        </text:list-item>
      </text:list>
      <text:p text:style-name="P1"/>
      <text:p text:style-name="P1">Question 35</text:p>
      <text:p text:style-name="P1">By default the gzip command replaces uncompressed files with compressed files.</text:p>
      <text:p text:style-name="P1">True or False?</text:p>
      <text:list xml:id="list946454230" text:style-name="L46">
        <text:list-item>
          <text:p text:style-name="P47">True</text:p>
        </text:list-item>
        <text:list-item>
          <text:p text:style-name="P47">False</text:p>
        </text:list-item>
      </text:list>
      <text:p text:style-name="P1"/>
      <text:p text:style-name="P1">Question 36</text:p>
      <text:p text:style-name="P1">Which of the following is not a valid argument for the dd command?</text:p>
      <text:list xml:id="list1016101438" text:style-name="L45">
        <text:list-item>
          <text:p text:style-name="P46">bs</text:p>
        </text:list-item>
        <text:list-item>
          <text:p text:style-name="P46">of</text:p>
        </text:list-item>
        <text:list-item>
          <text:p text:style-name="P46">if</text:p>
        </text:list-item>
        <text:list-item>
          <text:p text:style-name="P46">in</text:p>
        </text:list-item>
      </text:list>
      <text:p text:style-name="P1"/>
      <text:p text:style-name="P1">Question 37<text:tab/><text:tab/><text:span text:style-name="T3">see 12.16</text:span></text:p>
      <text:p text:style-name="P1">Which command will uncompress the file letters.txt.xz?</text:p>
      <text:list xml:id="list1642638880" text:style-name="L44">
        <text:list-item>
          <text:p text:style-name="P45">untar letters.txt.xz</text:p>
        </text:list-item>
        <text:list-item>
          <text:p text:style-name="P45">letters.txt.xz &gt; letters.txt</text:p>
        </text:list-item>
        <text:list-item>
          <text:p text:style-name="P45">unxz letters.txt.xz</text:p>
        </text:list-item>
        <text:list-item>
          <text:p text:style-name="P45">xz -b letters.txt.xz</text:p>
        </text:list-item>
      </text:list>
      <text:p text:style-name="P1"><text:soft-page-break/>Question 38</text:p>
      <text:p text:style-name="P1">Assuming everyone has access to the directory the file is in, who can view the contents of a file with permissions of rw-r----x?</text:p>
      <text:list xml:id="list1366738502" text:style-name="L43">
        <text:list-item>
          <text:p text:style-name="P44">Both the user owner and group owners</text:p>
        </text:list-item>
        <text:list-item>
          <text:p text:style-name="P44">Everyone</text:p>
        </text:list-item>
        <text:list-item>
          <text:p text:style-name="P44">Only the user owner</text:p>
        </text:list-item>
        <text:list-item>
          <text:p text:style-name="P44">Only the group owners</text:p>
        </text:list-item>
        <text:list-item>
          <text:p text:style-name="P44">Others</text:p>
        </text:list-item>
      </text:list>
      <text:p text:style-name="P1"/>
      <text:p text:style-name="P1">Question 39</text:p>
      <text:p text:style-name="P1">For rwxr-x<text:span text:style-name="T2">--x</text:span> permission set, the highlighted permissions belong to:</text:p>
      <text:list xml:id="list4068691789" text:style-name="L42">
        <text:list-item>
          <text:p text:style-name="P43">The user owner and group owner of the file</text:p>
        </text:list-item>
        <text:list-item>
          <text:p text:style-name="P43">The user owner of the file</text:p>
        </text:list-item>
        <text:list-item>
          <text:p text:style-name="P43">All users besides the user owner and group owner</text:p>
        </text:list-item>
        <text:list-item>
          <text:p text:style-name="P43">The group owner of the file</text:p>
        </text:list-item>
      </text:list>
      <text:p text:style-name="P1"/>
      <text:p text:style-name="P1">Question 40</text:p>
      <text:p text:style-name="P1">For the rwx<text:span text:style-name="T2">r-x</text:span>--x permission set, the highlighted permissions belong to:</text:p>
      <text:list xml:id="list2111702118" text:style-name="L41">
        <text:list-item>
          <text:p text:style-name="P42">All users besides the user owner and group owner</text:p>
        </text:list-item>
        <text:list-item>
          <text:p text:style-name="P42">The user owner and group owner of the file</text:p>
        </text:list-item>
        <text:list-item>
          <text:p text:style-name="P42">The group owner of the file</text:p>
        </text:list-item>
        <text:list-item>
          <text:p text:style-name="P42">The user owner of the file</text:p>
        </text:list-item>
      </text:list>
      <text:p text:style-name="P1"/>
      <text:p text:style-name="P1">Question 41</text:p>
      <text:p text:style-name="P1">For the <text:span text:style-name="T2">rwx</text:span>r-x--x permission set, the highlighted permissions belong to:</text:p>
      <text:list xml:id="list3821219057" text:style-name="L40">
        <text:list-item>
          <text:p text:style-name="P41">The user owner and group owner of the file</text:p>
        </text:list-item>
        <text:list-item>
          <text:p text:style-name="P41">The user owner of the file</text:p>
        </text:list-item>
        <text:list-item>
          <text:p text:style-name="P41">The group owner of the file</text:p>
        </text:list-item>
        <text:list-item>
          <text:p text:style-name="P41">All users besides the user owner and group owner</text:p>
        </text:list-item>
      </text:list>
      <text:p text:style-name="P1"/>
      <text:p text:style-name="P1">Question 42</text:p>
      <text:p text:style-name="P1">The command, chmod 0777 /data will:</text:p>
      <text:list xml:id="list2151765888" text:style-name="L39">
        <text:list-item>
          <text:p text:style-name="P40">Make the /data directory a setuid directory</text:p>
        </text:list-item>
        <text:list-item>
          <text:p text:style-name="P40">Make the /data directory a setgid directory</text:p>
        </text:list-item>
        <text:list-item>
          <text:p text:style-name="P40"><text:soft-page-break/>Make the /data directory a sticky bit directory</text:p>
        </text:list-item>
        <text:list-item>
          <text:p text:style-name="P40">Remove all special permissions</text:p>
        </text:list-item>
      </text:list>
      <text:p text:style-name="P1"/>
      <text:p text:style-name="P1">Question 43</text:p>
      <text:p text:style-name="P1">The group ownership of a file may only be changed by:</text:p>
      <text:list xml:id="list3861842128" text:style-name="L38">
        <text:list-item>
          <text:p text:style-name="P39">The root user</text:p>
        </text:list-item>
        <text:list-item>
          <text:p text:style-name="P39">The owner of the file</text:p>
        </text:list-item>
        <text:list-item>
          <text:p text:style-name="P39">Any user can change the group ownership of any file</text:p>
        </text:list-item>
        <text:list-item>
          <text:p text:style-name="P39">Both the root user and the owner of the file</text:p>
        </text:list-item>
      </text:list>
      <text:p text:style-name="P1"/>
      <text:p text:style-name="P1">Question 44</text:p>
      <text:p text:style-name="P1">The setuid permission on a file:</text:p>
      <text:list xml:id="list422602372" text:style-name="L37">
        <text:list-item>
          <text:p text:style-name="P38">Causes the file to run under the owner's identity</text:p>
        </text:list-item>
        <text:list-item>
          <text:p text:style-name="P38">Causes the file to run under the user's identity</text:p>
        </text:list-item>
        <text:list-item>
          <text:p text:style-name="P38">Causes the file to always run as root</text:p>
        </text:list-item>
        <text:list-item>
          <text:p text:style-name="P38">Causes the file to never run as root</text:p>
        </text:list-item>
      </text:list>
      <text:p text:style-name="P1"/>
      <text:p text:style-name="P1">Question 45</text:p>
      <text:p text:style-name="P1">Using the setgid permission on a directory:</text:p>
      <text:list xml:id="list3743331119" text:style-name="L36">
        <text:list-item>
          <text:p text:style-name="P37">Causes files existing in the directory to be owned by the group that owns the directory</text:p>
        </text:list-item>
        <text:list-item>
          <text:p text:style-name="P37">Causes files existing in the directory to be made executable by the group</text:p>
        </text:list-item>
        <text:list-item>
          <text:p text:style-name="P37">Causes new files created in the directory to be owned by the group that owns the directory</text:p>
        </text:list-item>
        <text:list-item>
          <text:p text:style-name="P37">Causes the directory to be writable to members of the group that owns the directory</text:p>
        </text:list-item>
      </text:list>
      <text:p text:style-name="P1"/>
      <text:p text:style-name="P1">Question 46</text:p>
      <text:p text:style-name="P1">Which command can change the user owner of a file?</text:p>
      <text:list xml:id="list3311597249" text:style-name="L35">
        <text:list-item>
          <text:p text:style-name="P36">pawn</text:p>
        </text:list-item>
        <text:list-item>
          <text:p text:style-name="P36">own</text:p>
        </text:list-item>
        <text:list-item>
          <text:p text:style-name="P36">chpawn</text:p>
        </text:list-item>
        <text:list-item>
          <text:p text:style-name="P36">chown</text:p>
        </text:list-item>
      </text:list>
      <text:p text:style-name="P1"/>
      <text:p text:style-name="P1"/>
      <text:p text:style-name="P1"><text:soft-page-break/></text:p>
      <text:p text:style-name="P1"/>
      <text:p text:style-name="P1">Question 47</text:p>
      <text:p text:style-name="P1">Which command is used to change permissions on a file?</text:p>
      <text:list xml:id="list3247987113" text:style-name="L34">
        <text:list-item>
          <text:p text:style-name="P35">chgperm</text:p>
        </text:list-item>
        <text:list-item>
          <text:p text:style-name="P35">chperm</text:p>
        </text:list-item>
        <text:list-item>
          <text:p text:style-name="P35">chgmode</text:p>
        </text:list-item>
        <text:list-item>
          <text:p text:style-name="P35">chmod</text:p>
        </text:list-item>
      </text:list>
      <text:p text:style-name="P1"/>
      <text:p text:style-name="P1">Question 48</text:p>
      <text:p text:style-name="P1">If you have a file named /tmp/hosts pointing to a file named /etc/hosts and the /etc/hosts file is deleted, then which of the following statements is true?</text:p>
      <text:list xml:id="list551305743" text:style-name="L33">
        <text:list-item>
          <text:p text:style-name="P34">The data from /etc/hosts is automatically copied into /tmp/hosts before /etc/hosts is deleted</text:p>
        </text:list-item>
        <text:list-item>
          <text:p text:style-name="P34">You can still access the data by using /tmp/hosts</text:p>
        </text:list-item>
        <text:list-item>
          <text:p text:style-name="P34">The /tmp/hosts file now points to nothing</text:p>
        </text:list-item>
        <text:list-item>
          <text:p text:style-name="P34">It is not possible to delete the /etc/hosts file while a soft link is pointing to it</text:p>
        </text:list-item>
      </text:list>
      <text:p text:style-name="P1"/>
      <text:p text:style-name="P1">Question 49</text:p>
      <text:p text:style-name="P1">When viewing a file with the ls -l command, which character represents a file type of soft link?</text:p>
      <text:list xml:id="list1531689755" text:style-name="L32">
        <text:list-item>
          <text:p text:style-name="P33">d</text:p>
        </text:list-item>
        <text:list-item>
          <text:p text:style-name="P33">-</text:p>
        </text:list-item>
        <text:list-item>
          <text:p text:style-name="P33">l</text:p>
        </text:list-item>
        <text:list-item>
          <text:p text:style-name="P33">f</text:p>
        </text:list-item>
      </text:list>
      <text:p text:style-name="P1"/>
      <text:p text:style-name="P1">Question 50</text:p>
      <text:p text:style-name="P1">Which type of link can be made to a file on another filesystem, hard or soft?</text:p>
      <text:list xml:id="list741792589" text:style-name="L31">
        <text:list-item>
          <text:p text:style-name="P32">hard</text:p>
        </text:list-item>
        <text:list-item>
          <text:p text:style-name="P32">soft</text:p>
        </text:list-item>
      </text:list>
      <text:p text:style-name="P1"/>
      <text:p text:style-name="P1">Question 51</text:p>
      <text:p text:style-name="P1">Which type of link can be made to directories, hard or soft?</text:p>
      <text:list xml:id="list2474922195" text:style-name="L30">
        <text:list-item>
          <text:p text:style-name="P31">soft</text:p>
        </text:list-item>
        <text:list-item>
          <text:p text:style-name="P31"><text:soft-page-break/>hard</text:p>
        </text:list-item>
      </text:list>
      <text:p text:style-name="P1"/>
      <text:p text:style-name="P1">Question 52</text:p>
      <text:p text:style-name="P1">Which type of link is indistinguishable by programs from regular files, hard or soft?</text:p>
      <text:list xml:id="list3609210672" text:style-name="L29">
        <text:list-item>
          <text:p text:style-name="P30">hard</text:p>
        </text:list-item>
        <text:list-item>
          <text:p text:style-name="P30">soft</text:p>
        </text:list-item>
      </text:list>
      <text:p text:style-name="P1"/>
      <text:p text:style-name="P1">Question 53</text:p>
      <text:p text:style-name="P1">Which value represents the inode number in the following output of the ls -li command:</text:p>
      <text:p text:style-name="P82">87589 -rw-r--r--. 2 root root 83 Mar 4 22:45 myhosts</text:p>
      <text:list xml:id="list3588810744" text:style-name="L28">
        <text:list-item>
          <text:p text:style-name="P29">83</text:p>
        </text:list-item>
        <text:list-item>
          <text:p text:style-name="P29">22:45</text:p>
        </text:list-item>
        <text:list-item>
          <text:p text:style-name="P29">87589</text:p>
        </text:list-item>
        <text:list-item>
          <text:p text:style-name="P29">2</text:p>
        </text:list-item>
      </text:list>
      <text:p text:style-name="P1"/>
      <text:p text:style-name="P1">Question 54</text:p>
      <text:p text:style-name="P1">What is the notification mechanism used to inform programs about a change in state of hardware devices?</text:p>
      <text:list xml:id="list3494291011" text:style-name="L27">
        <text:list-item>
          <text:p text:style-name="P28">Programs query HALD directly</text:p>
        </text:list-item>
        <text:list-item>
          <text:p text:style-name="P28">DBUS sends notifications to HALD</text:p>
        </text:list-item>
        <text:list-item>
          <text:p text:style-name="P28">DBUS forwards queries from programs to HALD</text:p>
        </text:list-item>
        <text:list-item>
          <text:p text:style-name="P28">HALD uses dbus to send notifications</text:p>
        </text:list-item>
      </text:list>
      <text:p text:style-name="P1"/>
      <text:p text:style-name="P1">Question 55</text:p>
      <text:p text:style-name="P1">Which of the following commands is used to view the network interface controller connected on the PCI bus?</text:p>
      <text:list xml:id="list2682438388" text:style-name="L26">
        <text:list-item>
          <text:p text:style-name="P27">lspci</text:p>
        </text:list-item>
        <text:list-item>
          <text:p text:style-name="P27">lsnet</text:p>
        </text:list-item>
        <text:list-item>
          <text:p text:style-name="P27">lsmod</text:p>
        </text:list-item>
        <text:list-item>
          <text:p text:style-name="P27">lsusb</text:p>
        </text:list-item>
      </text:list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Question 56</text:p>
      <text:p text:style-name="P1">The fourth stage of the boot process is:</text:p>
      <text:list xml:id="list659720381" text:style-name="L25">
        <text:list-item>
          <text:p text:style-name="P26">The firmware (BIOS/UEFI) stage</text:p>
        </text:list-item>
        <text:list-item>
          <text:p text:style-name="P26">The kernel</text:p>
        </text:list-item>
        <text:list-item>
          <text:p text:style-name="P26">The init phase</text:p>
        </text:list-item>
        <text:list-item>
          <text:p text:style-name="P26">The Bootloader stage</text:p>
        </text:list-item>
      </text:list>
      <text:p text:style-name="P1"/>
      <text:p text:style-name="P1">Question 57</text:p>
      <text:p text:style-name="P1">Which directory is used primarily for storing log messages?</text:p>
      <text:list xml:id="list3656121760" text:style-name="L24">
        <text:list-item>
          <text:p text:style-name="P25">/var/logging</text:p>
        </text:list-item>
        <text:list-item>
          <text:p text:style-name="P25">/var/spool</text:p>
        </text:list-item>
        <text:list-item>
          <text:p text:style-name="P25">/var/tmp</text:p>
        </text:list-item>
        <text:list-item>
          <text:p text:style-name="P25">/var/log</text:p>
        </text:list-item>
      </text:list>
      <text:p text:style-name="P1"/>
      <text:p text:style-name="P1">Question 58</text:p>
      <text:list xml:id="list170516135" text:style-name="L23">
        <text:list-item>
          <text:p text:style-name="P24">In GRUB Legacy, the password directive in the title directive setting means:</text:p>
        </text:list-item>
        <text:list-item>
          <text:p text:style-name="P24">To edit any GRUB values, a password must first be entered</text:p>
        </text:list-item>
        <text:list-item>
          <text:p text:style-name="P24">To boot a specific operating system, a password must be entered</text:p>
        </text:list-item>
        <text:list-item>
          <text:p text:style-name="P24">You can't place a password directive in the title directive setting</text:p>
        </text:list-item>
        <text:list-item>
          <text:p text:style-name="P24">The password must be entered to display a menu of operating systems that are bootable</text:p>
        </text:list-item>
      </text:list>
      <text:p text:style-name="P1"/>
      <text:p text:style-name="P1">Question 59</text:p>
      <text:p text:style-name="P1">Which command is used to view the services that are set to start or stop automatically?</text:p>
      <text:list xml:id="list512278164" text:style-name="L22">
        <text:list-item>
          <text:p text:style-name="P23">initconfig</text:p>
        </text:list-item>
        <text:list-item>
          <text:p text:style-name="P23">lsconfig</text:p>
        </text:list-item>
        <text:list-item>
          <text:p text:style-name="P23">chkconfig</text:p>
        </text:list-item>
        <text:list-item>
          <text:p text:style-name="P23">config</text:p>
        </text:list-item>
      </text:list>
      <text:p text:style-name="P1"/>
      <text:p text:style-name="P1">Question 60</text:p>
      <text:p text:style-name="P1">A device name of /dev/sda1 indicates this partition is on which type of device?</text:p>
      <text:list xml:id="list2660802494" text:style-name="L21">
        <text:list-item>
          <text:p text:style-name="P22">SATA</text:p>
        </text:list-item>
        <text:list-item>
          <text:p text:style-name="P22"><text:soft-page-break/>Logical Volume</text:p>
        </text:list-item>
        <text:list-item>
          <text:p text:style-name="P22">CDROM</text:p>
        </text:list-item>
        <text:list-item>
          <text:p text:style-name="P22">IDE</text:p>
        </text:list-item>
      </text:list>
      <text:p text:style-name="P1">Question 61</text:p>
      <text:p text:style-name="P1">Which directories are typically writable to all users?</text:p>
      <text:p text:style-name="P1">(choose two)</text:p>
      <text:list xml:id="list267601790" text:style-name="L20">
        <text:list-item>
          <text:p text:style-name="P21">/var/tmp</text:p>
        </text:list-item>
        <text:list-item>
          <text:p text:style-name="P21">/tmp</text:p>
        </text:list-item>
        <text:list-item>
          <text:p text:style-name="P21">/</text:p>
        </text:list-item>
        <text:list-item>
          <text:p text:style-name="P21">/home</text:p>
        </text:list-item>
      </text:list>
      <text:p text:style-name="P1"/>
      <text:p text:style-name="P1">Question 62</text:p>
      <text:p text:style-name="P1">If you want to initialize swap space that you've just created, which command would you run?</text:p>
      <text:list xml:id="list235082271" text:style-name="L19">
        <text:list-item>
          <text:p text:style-name="P20">swapinit</text:p>
        </text:list-item>
        <text:list-item>
          <text:p text:style-name="P20">initswap</text:p>
        </text:list-item>
        <text:list-item>
          <text:p text:style-name="P20">swapon</text:p>
        </text:list-item>
        <text:list-item>
          <text:p text:style-name="P20">mkswap</text:p>
        </text:list-item>
      </text:list>
      <text:p text:style-name="P1"/>
      <text:p text:style-name="P1">Question 63</text:p>
      <text:p text:style-name="P1">If you want to unmount a partition, which command should you use?</text:p>
      <text:list xml:id="list4016077135" text:style-name="L18">
        <text:list-item>
          <text:p text:style-name="P19">unmount</text:p>
        </text:list-item>
        <text:list-item>
          <text:p text:style-name="P19">mount</text:p>
        </text:list-item>
        <text:list-item>
          <text:p text:style-name="P19">umount</text:p>
        </text:list-item>
        <text:list-item>
          <text:p text:style-name="P19">dismount</text:p>
        </text:list-item>
      </text:list>
      <text:p text:style-name="P1"/>
      <text:p text:style-name="P1">Question 64</text:p>
      <text:p text:style-name="P1">The sixth field in the /etc/fstab file is used to specify:</text:p>
      <text:list xml:id="list2912912937" text:style-name="L17">
        <text:list-item>
          <text:p text:style-name="P18">The mount options</text:p>
        </text:list-item>
        <text:list-item>
          <text:p text:style-name="P18">The fsck order</text:p>
        </text:list-item>
        <text:list-item>
          <text:p text:style-name="P18">The mount point</text:p>
        </text:list-item>
        <text:list-item>
          <text:p text:style-name="P18">The dump field</text:p>
        </text:list-item>
        <text:list-item>
          <text:p text:style-name="P18">The device to mount</text:p>
        </text:list-item>
        <text:list-item>
          <text:p text:style-name="P18">The filesystem type</text:p>
        </text:list-item>
      </text:list>
      <text:p text:style-name="P1"><text:soft-page-break/></text:p>
      <text:p text:style-name="P1"/>
      <text:p text:style-name="P1"/>
      <text:p text:style-name="P1">Question 65</text:p>
      <text:p text:style-name="P1">The _____ command will display how much space a filesystem has free?</text:p>
      <text:list xml:id="list1149836403" text:style-name="L16">
        <text:list-item>
          <text:p text:style-name="P17">du</text:p>
        </text:list-item>
        <text:list-item>
          <text:p text:style-name="P17">free</text:p>
        </text:list-item>
        <text:list-item>
          <text:p text:style-name="P17">df</text:p>
        </text:list-item>
        <text:list-item>
          <text:p text:style-name="P17">init</text:p>
        </text:list-item>
      </text:list>
      <text:p text:style-name="P1"/>
      <text:p text:style-name="P1">Question 66</text:p>
      <text:p text:style-name="P1">Which option to the fsck command forces a system check?</text:p>
      <text:list xml:id="list2729275987" text:style-name="L15">
        <text:list-item>
          <text:p text:style-name="P16">-FF</text:p>
        </text:list-item>
        <text:list-item>
          <text:p text:style-name="P16">-ff</text:p>
        </text:list-item>
        <text:list-item>
          <text:p text:style-name="P16">-f</text:p>
        </text:list-item>
        <text:list-item>
          <text:p text:style-name="P16">-F</text:p>
        </text:list-item>
      </text:list>
      <text:p text:style-name="P1"/>
      <text:p text:style-name="P1">Question 67</text:p>
      <text:p text:style-name="P1">Which option to the fsck command will allow you to specify the filesystem type?</text:p>
      <text:list xml:id="list4050571333" text:style-name="L14">
        <text:list-item>
          <text:p text:style-name="P15">-F</text:p>
        </text:list-item>
        <text:list-item>
          <text:p text:style-name="P15">-T</text:p>
        </text:list-item>
        <text:list-item>
          <text:p text:style-name="P15">-f</text:p>
        </text:list-item>
        <text:list-item>
          <text:p text:style-name="P15">-t</text:p>
        </text:list-item>
      </text:list>
      <text:p text:style-name="P1"/>
      <text:p text:style-name="P1">Question 68</text:p>
      <text:p text:style-name="P1">In what directory are yum repository configuration files stored?</text:p>
      <text:list xml:id="list4209297622" text:style-name="L13">
        <text:list-item>
          <text:p text:style-name="P14">/usr/share/yum</text:p>
        </text:list-item>
        <text:list-item>
          <text:p text:style-name="P14">/etc/yum.repos.d</text:p>
        </text:list-item>
        <text:list-item>
          <text:p text:style-name="P14">/etc/yum</text:p>
        </text:list-item>
        <text:list-item>
          <text:p text:style-name="P14">/var/lib/yum</text:p>
        </text:list-item>
      </text:list>
      <text:p text:style-name="P1"/>
      <text:p text:style-name="P1">Question 69</text:p>
      <text:p text:style-name="P1">Which command can an administrator run to rebuild the cache of shared libraries?</text:p>
      <text:list xml:id="list940201996" text:style-name="L12">
        <text:list-item>
          <text:p text:style-name="P13">ldlist</text:p>
        </text:list-item>
        <text:list-item>
          <text:p text:style-name="P13"><text:soft-page-break/>ldd</text:p>
        </text:list-item>
        <text:list-item>
          <text:p text:style-name="P13">ld.so</text:p>
        </text:list-item>
        <text:list-item>
          <text:p text:style-name="P13">ldconfig</text:p>
        </text:list-item>
      </text:list>
      <text:p text:style-name="P1">Question 70</text:p>
      <text:p text:style-name="P1">Which of the following contents is in the ldconfig configuration file by default?</text:p>
      <text:list xml:id="list3829385515" text:style-name="L11">
        <text:list-item>
          <text:p text:style-name="P12">include all</text:p>
        </text:list-item>
        <text:list-item>
          <text:p text:style-name="P12">include /etc/ldconfig</text:p>
        </text:list-item>
        <text:list-item>
          <text:p text:style-name="P12">include ld.so.conf.d/*.conf</text:p>
        </text:list-item>
        <text:list-item>
          <text:p text:style-name="P12">include ldconfig</text:p>
        </text:list-item>
      </text:list>
      <text:p text:style-name="P1"/>
      <text:p text:style-name="P1">Question 71</text:p>
      <text:p text:style-name="P1">Which two directories are automatically searched for shared libraries?</text:p>
      <text:p text:style-name="P1">(choose two)</text:p>
      <text:list xml:id="list2536156124" text:style-name="L10">
        <text:list-item>
          <text:p text:style-name="P11">/lib</text:p>
        </text:list-item>
        <text:list-item>
          <text:p text:style-name="P11">/usr/lib</text:p>
        </text:list-item>
        <text:list-item>
          <text:p text:style-name="P11">/library</text:p>
        </text:list-item>
        <text:list-item>
          <text:p text:style-name="P11">/usr/library</text:p>
        </text:list-item>
      </text:list>
      <text:p text:style-name="P1"/>
      <text:p text:style-name="P1">Question 72</text:p>
      <text:p text:style-name="P1">A bare-metal hypervisor runs directly on top of physical hardware</text:p>
      <text:p text:style-name="P1">True or False?</text:p>
      <text:list xml:id="list3234727721" text:style-name="L9">
        <text:list-item>
          <text:p text:style-name="P10">True</text:p>
        </text:list-item>
        <text:list-item>
          <text:p text:style-name="P10">False</text:p>
        </text:list-item>
      </text:list>
      <text:p text:style-name="P1"/>
      <text:p text:style-name="P1">Question 73</text:p>
      <text:p text:style-name="P1">Which of the following can be used to view details about USB devices?</text:p>
      <text:p text:style-name="P1">(choose two)</text:p>
      <text:list xml:id="list636386765" text:style-name="L8">
        <text:list-item>
          <text:p text:style-name="P9">lsmod</text:p>
        </text:list-item>
        <text:list-item>
          <text:p text:style-name="P9">usbprobe</text:p>
        </text:list-item>
        <text:list-item>
          <text:p text:style-name="P9">ls -usb</text:p>
        </text:list-item>
        <text:list-item>
          <text:p text:style-name="P9">lsusb</text:p>
        </text:list-item>
        <text:list-item>
          <text:p text:style-name="P9">usb-devices</text:p>
        </text:list-item>
      </text:list>
      <text:p text:style-name="P1"/>
      <text:p text:style-name="P1"/>
      <text:p text:style-name="P1"><text:soft-page-break/></text:p>
      <text:p text:style-name="P1"/>
      <text:p text:style-name="P1"/>
      <text:p text:style-name="P1">Question 74</text:p>
      <text:p text:style-name="P1">Which programs have emerged to compete with and replace the traditional init process:</text:p>
      <text:p text:style-name="P1">(choose two)</text:p>
      <text:list xml:id="list3173365969" text:style-name="L7">
        <text:list-item>
          <text:p text:style-name="P8">Upstart</text:p>
        </text:list-item>
        <text:list-item>
          <text:p text:style-name="P8">Systemd</text:p>
        </text:list-item>
        <text:list-item>
          <text:p text:style-name="P8">initramfs</text:p>
        </text:list-item>
        <text:list-item>
          <text:p text:style-name="P8">SysVinit</text:p>
        </text:list-item>
      </text:list>
      <text:p text:style-name="P1"/>
      <text:p text:style-name="P1">Question 75</text:p>
      <text:p text:style-name="P1">What version of GRUB is the most modern version?</text:p>
      <text:list xml:id="list4103056604" text:style-name="L6">
        <text:list-item>
          <text:p text:style-name="P7">GRUB Legacy</text:p>
        </text:list-item>
        <text:list-item>
          <text:p text:style-name="P7">GRUB Original</text:p>
        </text:list-item>
        <text:list-item>
          <text:p text:style-name="P7">GRUB 2</text:p>
        </text:list-item>
        <text:list-item>
          <text:p text:style-name="P7">GRUB 3</text:p>
        </text:list-item>
      </text:list>
      <text:p text:style-name="P1"/>
      <text:p text:style-name="P1">Question 76</text:p>
      <text:p text:style-name="P1">Which of the following are valid Linux bootloaders?</text:p>
      <text:p text:style-name="P1">(choose two)</text:p>
      <text:list xml:id="list809382842" text:style-name="L5">
        <text:list-item>
          <text:p text:style-name="P6">UEFI</text:p>
        </text:list-item>
        <text:list-item>
          <text:p text:style-name="P6">GRUB/GRUB2</text:p>
        </text:list-item>
        <text:list-item>
          <text:p text:style-name="P6">BIOS</text:p>
        </text:list-item>
        <text:list-item>
          <text:p text:style-name="P6">LILO</text:p>
        </text:list-item>
      </text:list>
      <text:p text:style-name="P1"/>
      <text:p text:style-name="P1">Question 77</text:p>
      <text:p text:style-name="P1">Which runlevel number is defined as user-definable?</text:p>
      <text:list xml:id="list1098948248" text:style-name="L4">
        <text:list-item>
          <text:p text:style-name="P5">4</text:p>
        </text:list-item>
        <text:list-item>
          <text:p text:style-name="P5">2</text:p>
        </text:list-item>
        <text:list-item>
          <text:p text:style-name="P5">1</text:p>
        </text:list-item>
        <text:list-item>
          <text:p text:style-name="P5">3</text:p>
        </text:list-item>
        <text:list-item>
          <text:p text:style-name="P5">5</text:p>
        </text:list-item>
        <text:list-item>
          <text:p text:style-name="P5">0</text:p>
        </text:list-item>
        <text:list-item>
          <text:p text:style-name="P5"><text:soft-page-break/>6</text:p>
        </text:list-item>
      </text:list>
      <text:p text:style-name="P1"/>
      <text:p text:style-name="P1"/>
      <text:p text:style-name="P1">Question 78</text:p>
      <text:p text:style-name="P1">Which command is used from the command line, to edit your disk's partition table?</text:p>
      <text:list xml:id="list504741254" text:style-name="L3">
        <text:list-item>
          <text:p text:style-name="P4">gedit</text:p>
        </text:list-item>
        <text:list-item>
          <text:p text:style-name="P4">dedit</text:p>
        </text:list-item>
        <text:list-item>
          <text:p text:style-name="P4">parttool</text:p>
        </text:list-item>
        <text:list-item>
          <text:p text:style-name="P4">fdisk</text:p>
        </text:list-item>
      </text:list>
      <text:p text:style-name="P1"/>
      <text:p text:style-name="P1">Question 79</text:p>
      <text:p text:style-name="P1">Which command is used to create a volume group?</text:p>
      <text:list xml:id="list1975350004" text:style-name="L2">
        <text:list-item>
          <text:p text:style-name="P3">vgadd</text:p>
        </text:list-item>
        <text:list-item>
          <text:p text:style-name="P3">vgcreate</text:p>
        </text:list-item>
        <text:list-item>
          <text:p text:style-name="P3">create</text:p>
        </text:list-item>
        <text:list-item>
          <text:p text:style-name="P3">createvg</text:p>
        </text:list-item>
      </text:list>
      <text:p text:style-name="P1"/>
      <text:p text:style-name="P1">Question 80</text:p>
      <text:p text:style-name="P1">Which two commands will show detailed information about a Debian package?</text:p>
      <text:p text:style-name="P1">(choose two)</text:p>
      <text:list xml:id="list2574863243" text:style-name="L1">
        <text:list-item>
          <text:p text:style-name="P2">dpkg -s</text:p>
        </text:list-item>
        <text:list-item>
          <text:p text:style-name="P2">apt-cache show</text:p>
        </text:list-item>
        <text:list-item>
          <text:p text:style-name="P2">dpkg -i</text:p>
        </text:list-item>
        <text:list-item>
          <text:p text:style-name="P2">apt-cache info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onsolas" svg:font-family="Consolas" style:font-family-generic="swiss" style:font-pitch="fixed"/>
    <style:font-face style:name="Lato" svg:font-family="La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31T11:04:35.866669825</meta:creation-date>
    <meta:generator>LibreOffice/6.4.7.2$Linux_X86_64 LibreOffice_project/40$Build-2</meta:generator>
    <dc:date>2022-03-31T13:41:55.479417724</dc:date>
    <meta:editing-duration>PT1H57M13S</meta:editing-duration>
    <meta:editing-cycles>5</meta:editing-cycles>
    <meta:document-statistic meta:table-count="0" meta:image-count="0" meta:object-count="0" meta:page-count="18" meta:paragraph-count="485" meta:word-count="2293" meta:character-count="11597" meta:non-whitespace-character-count="10102"/>
  </office:meta>
</office:document-meta>
</file>